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introduction"/>Introduction<text:bookmark-end text:name="introduction"/></text:h>
      <text:p text:style-name="First_20_paragraph">The GAN was first introduced in [1].</text:p>
      <text:h text:style-name="Heading_20_1" text:outline-level="1"><text:bookmark-start text:name="references"/>References<text:bookmark-end text:name="references"/></text:h>
      <text:section text:name="refs">
        <text:section text:name="ref-https://papers.nips.cc/paper/5423-generative-adversarial-nets">
          <text:p text:style-name="First_20_paragraph">[1] I. Goodfellow <text:span text:style-name="T1">et al.</text:span>, “Generative Adversarial Nets,” in <text:span text:style-name="T1">Advances in Neural Information Processing Systems 27</text:span>, Z. Ghahramani, M. Welling, C. Cortes, N. D. Lawrence, and K. Q. Weinberger, Eds. Curran Associates, Inc., 2014, pp. 2672–2680 [Online]. Available: <text:a xlink:type="simple" xlink:href="http://papers.nips.cc/paper/5423-generative-adversarial-nets.pdf" office:name=""><text:span text:style-name="Definition">http://papers.nips.cc/paper/5423-generative-adversarial-nets.pdf</text:span></text:a>. [Accessed: 14-Dec-2019]</text:p>
        </text:section>
        <text:section text:name="ref-isbn:978-0374533557">
          <text:p text:style-name="Text_20_body">[2] D. Kahneman, <text:span text:style-name="T1">Thinking, fast and slow</text:span>, 1st ed. New York, 2011 [Online]. Available: <text:a xlink:type="simple" xlink:href="https://www.worldcat.org/oclc/706020998" office:name=""><text:span text:style-name="Definition">https://www.worldcat.org/oclc/706020998</text:span></text:a>. [Accessed: 14-Dec-2019]</text:p>
        </text:section>
        <text:section text:name="ref-doi:10.1037/a0028240">
          <text:p text:style-name="Text_20_body">[3] K. Muldoon, J. Towse, V. Simms, O. Perra, and V. Menzies, “A longitudinal analysis of estimation, counting skills, and mathematical ability across the first school year.” <text:span text:style-name="T1">Developmental Psychology</text:span>, vol. 49, no. 2, pp. 250–257, 2013 [Online]. Available: <text:a xlink:type="simple" xlink:href="http://doi.apa.org/getdoi.cfm?doi=10.1037/a0028240" office:name=""><text:span text:style-name="Definition">http://doi.apa.org/getdoi.cfm?doi=10.1037/a0028240</text:span></text:a>. [Accessed: 14-Dec-2019]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3</meta:generator>
    <dc:title/>
    <dc:description/>
    <dc:subject/>
    <meta:keyword/>
    <meta:initial-creator/>
    <dc:creator/>
    <meta:creation-date>2021-01-20T10:31:55Z</meta:creation-date>
    <dc:date>2021-01-20T10:31:55Z</dc:date>
    <meta:user-defined meta:name="csl" meta:value-type="string">ieee-with-url.csl</meta:user-defined>
    <meta:user-defined meta:name="references" meta:value-type="string"/>
  </office:meta>
</office:document-meta>
</file>